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8de16"/>
    </style:style>
    <style:style style:name="P14" style:family="paragraph" style:parent-style-name="Table_20_Contents">
      <style:paragraph-properties fo:text-align="start" style:justify-single-word="false" fo:widows="1"/>
      <style:text-properties style:font-name="Times New Roman" fo:font-size="12pt" officeooo:paragraph-rsid="0008de16" style:font-size-asian="12pt" style:font-size-complex="12pt"/>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08de16"/>
    </style:style>
    <style:style style:name="P20" style:family="paragraph" style:parent-style-name="Table_20_Contents">
      <style:text-properties fo:font-weight="bold" officeooo:rsid="000f67fd" officeooo:paragraph-rsid="000b2850" style:font-weight-asian="bold" style:font-weight-complex="bold"/>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Table_20_Contents" style:list-style-name="L1">
      <style:paragraph-properties fo:text-align="start" style:justify-single-word="false" fo:widows="1"/>
      <style:text-properties style:font-name="Times New Roman" fo:font-size="12pt" officeooo:rsid="0008de16" officeooo:paragraph-rsid="0008de16" style:font-size-asian="12pt" style:font-size-complex="12pt"/>
    </style:style>
    <style:style style:name="P30" style:family="paragraph" style:parent-style-name="Table_20_Contents">
      <style:text-properties officeooo:rsid="00263131" officeooo:paragraph-rsid="002acf21"/>
    </style:style>
    <style:style style:name="P31" style:family="paragraph" style:parent-style-name="Table_20_Contents">
      <style:text-properties officeooo:rsid="00263131" officeooo:paragraph-rsid="0041af77"/>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1bc2d2" style:font-name-asian="Helvetica-Bold" style:font-weight-asian="bold" style:font-name-complex="Helvetica-Bold" style:font-weight-complex="bold"/>
    </style:style>
    <style:style style:name="T10" style:family="text">
      <style:text-properties style:use-window-font-color="true" loext:opacity="0%" fo:font-weight="bold" officeooo:rsid="003ddf2b"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23114a"/>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fo:letter-spacing="normal" fo:font-style="normal" fo:font-weight="normal" officeooo:rsid="001f90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1049088">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text:span text:style-name="T27">submitted for public comment</text:span></text:p>
          </table:table-cell>
        </table:table-row>
        <table:table-row table:style-name="TableLine105553181050112">
          <table:table-cell table:style-name="Table2.A2" office:value-type="string">
            <text:p text:style-name="P13"><text:span text:style-name="Page_20_Number"><text:span text:style-name="T3">Feb 6, 2016</text:span></text:span></text:p>
          </table:table-cell>
          <table:table-cell table:style-name="Table2.A2" office:value-type="string">
            <text:p text:style-name="P20"><text:span text:style-name="Page_20_Number"><text:span text:style-name="T4">Feb 20, 2016</text:span></text:span></text:p>
          </table:table-cell>
          <table:table-cell table:style-name="Table2.C2" office:value-type="string">
            <text:p text:style-name="P14"><text:span text:style-name="T28">Minor grammatical corrections and </text:span><text:span text:style-name="T29">readability</text:span><text:span text:style-name="T28"> improvements </text:span><text:span text:style-name="T29">as well as the following specific changes:</text:span></text:p>
            <text:list xml:id="list1290249026" text:style-name="L1">
              <text:list-item>
                <text:p text:style-name="P29">Moved <text:span text:style-name="T22">2.5.1.1 MERG CBUS</text:span> section down to section <text:span text:style-name="T22">2.5.3.2 MERG CBUS</text:span></text:p>
              </text:list-item>
              <text:list-item>
                <text:p text:style-name="P29">Significantly expanded the explanations for all the subsections of <text:span text:style-name="T22">2.5 Allocation</text:span> section</text:p>
              </text:list-item>
            </text:list>
          </table:table-cell>
        </table:table-row>
        <table:table-row table:style-name="TableLine105553181050368">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5">®</text:span><text:span text:style-name="T26"> symbol</text:span></text:p>
            <text:p text:style-name="P17">Changed “Layout Command Control” to have the <text:span text:style-name="T17">TM</text:span> symbol</text:p>
            <text:p text:style-name="P18">Added <text:span text:style-name="T24">the </text:span>NMRA Legal Disclaimer <text:span text:style-name="T24">fine-print</text:span></text:p>
            <text:p text:style-name="P30">Changed the OpenLCB license to “Creative Commons Attribution-ShareAlike 4.0 International”</text:p>
            <text:p text:style-name="P31">Adds Well-Known event identifiers for brownout and DCC accessories</text:p>
          </table:table-cell>
        </table:table-row>
        <table:table-row table:style-name="TableLine105553181050624">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df2b"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fo:font-weight="bold" officeooo:rsid="001bc2d2" style:font-name-asian="Helvetica-Bold" style:font-weight-asian="bold" style:font-name-complex="Helvetica-Bold" style:font-weight-complex="bold"/>
    </style:style>
    <style:style style:name="MT11" style:family="text">
      <style:text-properties style:use-window-font-color="true" loext:opacity="0%" fo:font-weight="bold" style:font-name-asian="Helvetica-Bold" style:font-weight-asian="bold" style:font-name-complex="Helvetica-Bold" style:font-weight-complex="bold"/>
    </style:style>
    <style:style style:name="MT12" style:family="text">
      <style:text-properties style:use-window-font-color="true" loext:opacity="0%" fo:font-weight="bold" officeooo:rsid="003ddf2b" style:font-name-asian="Helvetica-Bold" style:font-weight-asian="bold" style:font-name-complex="Helvetica-Bold" style:font-weight-complex="bold"/>
    </style:style>
    <style:style style:name="MT13"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5">Layout Command Control</text:span><text:span text:style-name="MT6">TM</text:span><text:span text:style-name="MT5">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1"><text:span text:style-name="MT10">TN-</text:span><text:span text:style-name="MT11">9.7.0.</text:span><text:span text:style-name="MT12">4</text:span><text:span text:style-name="MT13">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2</meta:editing-cycles>
    <meta:editing-duration>PT20H38M17S</meta:editing-duration>
    <meta:generator>LibreOffice/7.0.5.2$MacOSX_X86_64 LibreOffice_project/64390860c6cd0aca4beafafcfd84613dd9dfb63a</meta:generator>
    <dc:date>2021-05-02T15:16:59.004819092</dc:date>
    <meta:printed-by>Bob Jacobsen</meta:printed-by>
    <meta:print-date>2010-09-15T08:46:04</meta:print-date>
    <dc:creator>Alex Shepherd</dc:creator>
    <meta:document-statistic meta:table-count="2" meta:image-count="1" meta:object-count="0" meta:page-count="2" meta:paragraph-count="45" meta:word-count="1236" meta:character-count="8340" meta:non-whitespace-character-count="7125"/>
  </office:meta>
</office:document-meta>
</file>